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ize="18pt" style:font-size-asian="18pt" style:font-size-complex="18pt"/>
    </style:style>
    <style:style style:name="P5" style:family="paragraph" style:parent-style-name="Standard">
      <style:text-properties fo:font-size="12pt" style:font-size-asian="10.5pt" style:font-size-complex="12pt"/>
    </style:style>
    <style:style style:name="P6" style:family="paragraph" style:parent-style-name="Standard" style:list-style-name="L1"/>
    <style:style style:name="P7" style:family="paragraph" style:parent-style-name="Standard">
      <style:text-properties fo:font-size="14pt" style:font-size-asian="14pt" style:font-size-complex="14pt"/>
    </style:style>
    <style:style style:name="T1" style:family="text">
      <style:text-properties fo:font-size="12pt" style:font-size-asian="10.5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ohdanto</text:p>
      <text:p text:style-name="Standard"/>
      <text:p text:style-name="Standard">Tavoitteenani oli tälle projektille koodata yksinkertainen web-keittokirja Ruby on Rails -alustalle. Järjestelmän tarkemmat tavoitteet löytyvät aihekuvauksesta, mutta yksinkertaisuudessaan keittokirjassa voi lisätä, selata ja kommentoida reseptejä. </text:p>
      <text:p text:style-name="Standard"/>
      <text:p text:style-name="Standard">Kuten edellä mainitsin, olen ohjelmoinut sovelluksen ruby on railsilla. Selaimelta tämä ei vaadi mitään erikoista, mutta palvelimen täytyy tukea Rubya. Tästä syystä en voinut pistää sovellustani yliopiston palvelimille, vaan se on testattavana herokuapp.com -sivustolla (osoitteessa “keittokirja.herokuapp.com”)</text:p>
      <text:p text:style-name="Standard"/>
      <text:p text:style-name="Standard">Käytin projektin alussa Railsin oletustietokantaa SQLite, mutta jouduin herokua viritellessäni vaihtamaan sen postgresiksi. Vaihto onnistui, mutta jonkin verran säätämistä ja asiaan perehtymistä. Vaikeudet johtuivat ehkä postgresin monipuolisuudesta ja sitä myötä monimutkaisuudesta SQLiteen verrattuna. </text:p>
      <text:p text:style-name="Standard"/>
      <text:p text:style-name="Standard"/>
      <text:p text:style-name="Standard">Käyttötapaukset</text:p>
      <text:p text:style-name="Standard"/>
      <text:p text:style-name="P1">Kirjautumattoman käyttäjän käyttötapaukset</text:p>
      <text:p text:style-name="Standard"/>
      <text:p text:style-name="Standard">Reseptien haku &amp; selaus</text:p>
      <text:p text:style-name="Standard"/>
      <text:p text:style-name="Standard">Käyttäjä voi hakea eri hakusanoilla reseptejä ja tarkastella niitä lähemmin. Kirjautumaton käyttäjä näkee kommentit ja arviot, mutta ei voi itse kommentoida tai arvioida reseptejä. </text:p>
      <text:p text:style-name="Standard"/>
      <text:p text:style-name="Standard">Tunnuksen luominen</text:p>
      <text:p text:style-name="Standard"/>
      <text:p text:style-name="Standard">Käyttäjä syöttää haluamansa nimimerkin, salasanan ja salasanan varmistuksen. Jos käyttäjätunnus on vapaa ja salasana riittävän pitkä ja yhtäläinen varmistuksen kanssa, tunnus on luotu onnistuneesti, käyttäjä siirtyy etusivulle ja tunnuksen luomisesta tulee ilmoitus sivun ylälaitaan.</text:p>
      <text:p text:style-name="Standard"/>
      <text:p text:style-name="Standard">Kirjautuminen</text:p>
      <text:p text:style-name="Standard"/>
      <text:p text:style-name="Standard">käyttäjä syöttää aiemmin luodun tunnuksen ja salasanansa ja vaihtaa tilansa kirjautuneeksi käyttäjäksi, jos käyttäjätunnus ja salasana täsmäävät.</text:p>
      <text:p text:style-name="Standard"/>
      <text:p text:style-name="P1">Kirjautuneen käyttäjän toiminnot</text:p>
      <text:p text:style-name="P1"/>
      <text:p text:style-name="P3">Reseptin lisäys</text:p>
      <text:p text:style-name="P3"/>
      <text:p text:style-name="P3">Käyttäjä voi lisätä uudedn reseptin kaavakkeella. Jos resepti täyttää kaikki vaatimukset (ei puuttuvia kenttiä), resepti tallennetaan tietokantaan. Jos ei, käyttäjälle tulee siitä ilmoitus ja käyttäjä palaa reseptin luontisivulle.</text:p>
      <text:p text:style-name="P3"/>
      <text:p text:style-name="P3">Reseptin kommentointi </text:p>
      <text:p text:style-name="P3"/>
      <text:p text:style-name="P3">Käyttäjä voi lisätä mihin tahansa reseptiin lyhyen kommentin.</text:p>
      <text:p text:style-name="P3"/>
      <text:p text:style-name="P3"><text:soft-page-break/>Reseptin arviointi</text:p>
      <text:p text:style-name="P3"/>
      <text:p text:style-name="P3">Käyttäjä voi arvioida muun käyttäjän luoman reseptin. Reseptejä arvioidaan ennalta määrätyllä skaalalla. Kukin käyttäjä voi arvioida yhden reseptin vain kerran, mutta arvosanaansa voi muuttaa. </text:p>
      <text:p text:style-name="Standard"/>
      <text:p text:style-name="Standard">Reseptin poisto</text:p>
      <text:p text:style-name="Standard"/>
      <text:p text:style-name="Standard">käyttäjä voi poistaa itse lisäämiään reseptejä. Painettuaan poistonappia käyttäjältä varmistetaan, että hän valmasti haluaa poistaa reseptin.</text:p>
      <text:p text:style-name="Standard"/>
      <text:p text:style-name="Standard">Uloskirjautuminen</text:p>
      <text:p text:style-name="Standard"/>
      <text:p text:style-name="Standard">painamalla kirjaudu ulos -nappia käyttäjä vaihtaa tilansa kirjautumattomaksi käyttäjäksi. </text:p>
      <text:p text:style-name="Standard"/>
      <text:p text:style-name="Standard"/>
      <text:p text:style-name="P4">Järjestelmän yleisrakenne</text:p>
      <text:p text:style-name="P4"/>
      <text:p text:style-name="P5">Sovellus on järjestetty käyttäen Ruby on railsin yleisiä käytäntöjä, eli MVC-mallin mukaisesti. /app -kansiossa on kansiot model, view ja controller, jotka sisältävät nimiensä mukaiset tiedostot.</text:p>
      <text:p text:style-name="P5"/>
      <text:p text:style-name="P5">Model on yhden tietokannan tietotyypin kuvaus. Resepteille, käyttäjille ja kommenteille on kaikille oma malli.</text:p>
      <text:p text:style-name="P5"/>
      <text:p text:style-name="P5">Tärkein sovelluslogiikka on kontrollereilla. Kontrollerit vastaanottavat näkymiltä tietoa, ohjaavat sitä malleille tallennettavaksi ja ohjaavat taas käyttäjän oikeaan näkymään. Kontrollerit (ja mallit) on puhdasta Rubya. </text:p>
      <text:p text:style-name="P5"/>
      <text:p text:style-name="P5">Näkymät (views) vastaavat yhtä html-sivua. Näkymät eivät tee juurikaan itse mitään logiikkaan liittyviä asioita, vaan vastaanottavat ja lähettävät kontrollereille käyttäjän toimintoja. Näkymät on kirjoitettu Embedded Rubyna, eli html:nä johon on upotettu “&lt;%” -tagien sisään Ruby-koodia toiminnallisuuden mahdollistamiseksi. Näkymät käyttävät usein apumetodeita, “helper methodeja”, jotka olen sijoittanut “application controller”-luokkaan.</text:p>
      <text:p text:style-name="P5"/>
      <text:p text:style-name="P5"/>
      <text:p text:style-name="P4">Järjestelmän komponentit</text:p>
      <text:p text:style-name="P5"/>
      <text:p text:style-name="P5"/>
      <text:p text:style-name="P7">Kirjastot</text:p>
      <text:p text:style-name="P5"/>
      <text:p text:style-name="P5">Sovellukseni käyttää Ruby on Railsille tyypillisesti useita kirjastoja, “gemejä”, jotka on määritelty suoraan juurihakemistossa olevassa Gemfilessä. En erittele kaikkia gemejä, sillä suurin osa kuuluu rails-projektiin oletuksena. Selostan kuitenkin itse lisäämäni merkittävät kirjastot.</text:p>
      <text:list xml:id="list2145855745" text:style-name="L1">
        <text:list-header>
          <text:p text:style-name="P6"><text:span text:style-name="T1"/></text:p>
        </text:list-header>
        <text:list-item>
          <text:p text:style-name="P2"><text:span text:style-name="T1">Paperclip</text:span></text:p>
        </text:list-item>
      </text:list>
      <text:p text:style-name="P5"/>
      <text:p text:style-name="Standard"><text:span text:style-name="T1">kuvien lisäämistä ja näyttämistä tietokannassa helpottaa Paperclip. Paperclipin avulla pystyn helposti tallentamaan ja liittämään html:n käyttäjän lomakkeella syöttämän kuvan. Kuvaa pystyy muokkaamaan </text:span><text:soft-page-break/><text:span text:style-name="T1">kevyesti paperclipin avulla käyttäen ImageMagick -ohjelmaa. Liitännäinen ImageMagickille on gem 'rmagick'. Rmagickin lisäksi palvelimella tulee olla varsinainen imageMagick asennettuna.</text:span></text:p>
      <text:p text:style-name="Standard"><text:span text:style-name="T1"/></text:p>
      <text:p text:style-name="P1"><text:span text:style-name="T1"><text:s text:c="6"/>2. BCryptRuby </text:span></text:p>
      <text:p text:style-name="P5"/>
      <text:p text:style-name="P5">Salasanojen tallentamiseen salattuna käytän Bcryptia, sillä se on ilmeisesti suositeltu kirjasto tähän tarkoitukseen. Kun käyttäjä syöttää valitsemansa salasanan, sitä ei tallenneta selkokielisenä tietokantaan (tämä antaisi mahdolliselle tietokantaan murtautujalle suoraan käsiinsä kaikkien käyttäjien salasanat) vaan salasana tallennetaan kryptattyna hashina (eli sovelluskaan itse ei tiedä oikeita salasanoja). Kun käyttäjä kirjautuu, salasanasta muodustetaan taas hash, ja saatua hashia verrataan tallennettuun hashiin. Näin järjestelmään voi kirjautua vain oikealla salasanalla, jonka tietää vain alkuperäinen käyttäjä.</text:p>
      <text:p text:style-name="P5"/>
      <text:p text:style-name="P5">Tässä on toki ongelma, että mahdollinen murtautuja voisi olla generoinut alunperin valtavan tietokannan hasheja mapattuna ne generoiviin salasanoihin (käyttäen Bcryptin hash-funktiota). Tästä syystä jokaiselle käyttäjälle generoidaan luonnin yhteydessä satunnainen “salt” -merkkijono. Aina ennen kryptausta salasanaan lisätään tämä “salt”. </text:p>
      <text:p text:style-name="P5"/>
      <text:p text:style-name="P5">Saltin lisääminen tekee sen, että murtautujalla, joka käyttää tietokantaa, tulisi olla erillinen tietokanta jokaiselle mahdolliselle saltin arvolle. Saltin lisäys tekee siis tietokannan käyttämisestä (Rainbow table) tehottoman konstin murtaa kryptatut salasanat. </text:p>
      <text:p text:style-name="P5"/>
      <text:p text:style-name="P5">Bcryptin ominaisuuksiin kuuluu myös hitaus. Salausfunktiossa hitaus on hyvä asia, sillä se tekee kaikkien salasanojen kokeilusta hyvin hitaan, jopa mahdottoman hitaan ollakseen hyödyllinen. </text:p>
      <text:p text:style-name="P5"/>
      <text:p text:style-name="P4">Omat kokemukset</text:p>
      <text:p text:style-name="P4"/>
      <text:p text:style-name="P5">Ohjelman koodaaminen oli suurimmilta osin hauskaa. Rubya on mukava koodata, ja Rails on melko looginen järjestelmä, johon on helppo päästä sisälle. Toki Apia, StackOverFlowta ja RoR-tutoriaaleja tuli selattua paljon, mutta se kuuluu asiaan. Ongelmat harvemmin olivat kovin pitkäkestoisia kun ne liittyivät suoraan ruby on railsin koodaamiseen. </text:p>
      <text:p text:style-name="P5"/>
      <text:p text:style-name="P5">Jos tekisin nyt uuden harjoitustyön, tekisin sen ehkä Railsin sijaan php:lla. Olisi ollut hyödyllisempää opetella websovelluksien ohjelmointia aloittaen matalammalta tasolta, jolloin periaatteet tulisivat selvemmiksi. Toki tässäkin projektissa opin paljon web-sovelluksien ja html:n koodaamisesta, mutta RoR piilottaa useita asioita, joita aloittelija olisi hyvä tietää.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pi </meta:initial-creator>
    <meta:creation-date>2013-08-23T11:02:38</meta:creation-date>
    <dc:date>2013-08-23T11:58:21</dc:date>
    <dc:creator>Topi </dc:creator>
    <meta:editing-duration>PT13M31S</meta:editing-duration>
    <meta:editing-cycles>1</meta:editing-cycles>
    <meta:document-statistic meta:table-count="0" meta:image-count="0" meta:object-count="0" meta:page-count="3" meta:paragraph-count="41" meta:word-count="723" meta:character-count="6299" meta:non-whitespace-character-count="5599"/>
    <meta:generator>LibreOffice/3.5$Linux_X86_64 LibreOffice_project/350m1$Build-2</meta:generator>
  </office:meta>
</office:document-meta>
</file>